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Godly Addiction</text:p>
      <text:p text:style-name="P2"/>
      <text:p text:style-name="P1"><text:span text:style-name="T1">Read:</text:span> I Corinthians 16:13-18</text:p>
      <text:p text:style-name="P1"><text:s/></text:p>
      <text:p text:style-name="P1"><text:span text:style-name="T1">Text:</text:span> I Corinthians 16:15 "I beseech you, brethren, (ye know the house of Stephanas…that they have addicted themselves to the ministry of the saints)"</text:p>
      <text:p text:style-name="P1"/>
      <text:p text:style-name="P1"><text:span text:style-name="T1">Introduction: </text:span>There is only one place in the scriptures that the word “addicted” is found. It is in our text. It differs from the ordinary use of the word, as it is used today, since it is a positive word. When we think of addiction we almost always think of some sort of sin or bad habit that a person cannot stop. </text:p>
      <text:p text:style-name="P1"><text:s text:c="2"/>There are good addictions. Mother Theresa was addicted to helping all who she came in contact with. Dale Carnegie and John Maxwell are known for always calling people by their first name and smiling. David Livingston was addicted to helping the people of Africa. Thomas Edison was addicted to inventing. Bill Gaither is addicted to singing and pro-moting Gospel Music. Praying Hyde was addicted to prayer. George Muller was addicted to faith. Jack Hyles was addicted to soul winning. </text:p>
      <text:p text:style-name="P1"/>
      <text:p text:style-name="P1"><text:span text:style-name="T1">I. Know that an addiction to ministry is possible:</text:span> Paul is letting the Corinthian church know that there are people who are addicted to ministry. Paul says: “Remember that Stephanas and his family have an addiction to ministry to other believers.” We live in an age where addict-ions are an easy cop-out. The one who causes an accident is “helplessly addicted to alcohol, the one who murders his family is a poor helpless addict to crack, and the pervert is sexually addicted. If you do something really stupid there is an addiction to blame it on. </text:p>
      <text:p text:style-name="P1"><text:s text:c="2"/>Our text teaches that there is the possibility of a Godly addiction. </text:p>
      <text:p text:style-name="P1"/>
      <text:p text:style-name="P1"><text:span text:style-name="T1">II. Submit yourself to such an addiction:</text:span> Addictions don’t happen by accident. A drug addict rarely gets addicted with only one use; they must use drugs time after time to be addicted. Some times they have to switch drugs to become an addict. The alcoholic can be addicted after one use but usually has to drink excessive amounts of alcohol for a long time before they can be diagnosed as an addict.</text:p>
      <text:p text:style-name="P1"><text:s text:c="2"/>Don’t be surprised if you have to submit yourself to Gods calling to serve time after time before you become addicted to it. It is possible that you can serve for a long time before you are addicted to it. I remember someone asked Billy Graham (when he was about 60) if he had ever considered retiring from ministry. He said that he had, but that every time he preached people were getting saved and he thought that he wanted to keep preaching as long as people were getting saved.</text:p>
      <text:p text:style-name="P1"><text:span text:style-name="T1">III. Supply what is lacking:</text:span> This is the skill of an entrepreneur. They are able to see the need and devise an answer that corrects the problem.</text:p>
      <text:p text:style-name="P1">(the invention of Spam by Jay Hormel)</text:p>
      <text:p text:style-name="P1"><text:s text:c="2"/>Stephanas had a unique ability to look beyond himself. He could see what others needed. Most of us have no problem figuring out what we need but cannot seem to see the needs of others. Let me suggest that we <text:span text:style-name="T2">many of us have mistaken the mirror for a window</text:span>. We can so easily see our own concerns because we are always staring in the mirror. Slide over to the right and look out of the window and you can see what others are doing. </text:p>
      <text:p text:style-name="P1"><text:s text:c="2"/>Have you ever passed an accident? What do you do? Years ago we were the first vehicle behind a van that rolled down the Interstate. There were four children ejected from the van two were laying in the road and two along side of the interstate. Although several cars stopped to help most of them just looked at the children laying in the road and kept moving. A couple of them probably died from their injuries. <text:s/>I wonder if the outcome would have been any different if someone who was far more qualified to help, than me, had stopped and rendered assistance.</text:p>
      <text:p text:style-name="P1"><text:s text:c="2"/>The need was critical, probably far more critical than whatever event the folks in their cars were going to but 99% of the cars just rolled on by. <text:s/>I'd like to make a comparison, this morning, that points fingers right back at me. Most of us know lots of folks that are destined for an eternity without Christ. Are we just looking and moving on? Perhaps we could stop and lend a hand (or a voice) and see them rescued. </text:p>
      <text:p text:style-name="P1"/>
      <text:p text:style-name="P1"><text:span text:style-name="T1">IV. Refresh the saints:</text:span> That doesn’t sound so hard; does it? It doesn’t seem that it requires a graduate degree or some exceedingly great skill to offer refreshment of the saints. Perhaps you thought that you had to be smarter than those that you minister to. </text:p>
      <text:p text:style-name="P1"><text:s text:c="2"/>Here’s a verse of scripture for you: Mark 9:41 "For whosoever shall give you a cup of water to drink in my name, because ye belong to Christ, verily I say unto you, he shall not lose his reward." Isn’t it great to know that you can minister to other people of God and no degree, diploma, or special trade school is required?</text:p>
      <text:p text:style-name="P1"><text:s text:c="2"/>Ministry is found in a simple offer of a drink, the provision of food from your garden, the making of Zucchini bread, the changing of a flat tire, giving someone a ride, rubbing a sore back or feet, <text:s/>sharing of scripture, praying with someone who is discouraged, sending a card, calling on the phone or just being there for a brother or sister.</text:p>
      <text:p text:style-name="P1"/>
      <text:p text:style-name="P1"><text:span text:style-name="T1">Conclude:</text:span> Who are you addicted to helping? Are you stuck on your self and your own needs? Would you like to cultivate a Godly addic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Godly Addiction</dc:title>
    <meta:initial-creator>Joel Tice</meta:initial-creator>
    <meta:creation-date>2007-08-11T20:32:00</meta:creation-date>
    <dc:creator>Joel Tice</dc:creator>
    <dc:date>2019-09-08T08:31:14.82</dc:date>
    <meta:editing-cycles>8</meta:editing-cycles>
    <meta:editing-duration>PT8H41M3S</meta:editing-duration>
    <meta:generator>OpenOffice/4.1.3$Win32 OpenOffice.org_project/413m1$Build-9783</meta:generator>
    <meta:document-statistic meta:table-count="0" meta:image-count="0" meta:object-count="0" meta:page-count="1" meta:paragraph-count="19" meta:word-count="940" meta:character-count="5163"/>
  </office:meta>
</office:document-meta>
</file>